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ONTRERAS SULCA, KATHERIN LISS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83126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060167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NTRERAS SULCA, KATHERIN LISS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83126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0167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5279546</text:p>
          </table:table-cell>
          <table:table-cell table:style-name="Tabla2.D3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1T23:27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